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text-properties officeooo:paragraph-rsid="00191c6a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">Unicorn Electronics http://www.unicornelectronics.com/ <text:s text:c="17"/>US$</text:p>
      <text:p text:style-name="P1">15-pin D connector socket <text:s text:c="16"/>1V <text:s text:c="9"/>CODB15S <text:s text:c="5"/>1 <text:s text:c="4"/>0.45</text:p>
      <text:p text:style-name="P1">1N753 6.2V 400 mW zener diode <text:s text:c="12"/>1V <text:s text:c="9"/>1N753 <text:s text:c="7"/>1 <text:s text:c="4"/>0.09</text:p>
      <text:p text:style-name="P3"><text:span text:style-name="T1">1N4148 Gene</text:span></text:p>
      <text:p text:style-name="P1">Unicorn Electronics http://www.unicornelectronics.com/ <text:s text:c="17"/>US$</text:p>
      <text:p text:style-name="P1">15-pin D connector socket <text:s text:c="16"/>1V <text:s text:c="9"/>CODB15S <text:s text:c="5"/>1 <text:s text:c="4"/>0.45</text:p>
      <text:p text:style-name="P1">1N753 6.2V 400 mW zener diode <text:s text:c="12"/>1V <text:s text:c="9"/>1N753 <text:s text:c="7"/>1 <text:s text:c="4"/>0.09</text:p>
      <text:p text:style-name="P1">1N4148 General purpose silicon diode <text:s text:c="5"/>37K <text:s text:c="8"/>1N4148 <text:s text:c="5"/>37 <text:s text:c="4"/>0.03</text:p>
      <text:p text:style-name="P1">2N3055 TO-3 NPN power transisitors <text:s text:c="7"/>2V <text:s text:c="9"/>2N3055 <text:s text:c="6"/>2 <text:s text:c="4"/>0.79</text:p>
      <text:p text:style-name="P1">BR1005 10 A, 50 V silcon rectifier bridge 1V <text:s text:c="9"/>BR1005 <text:s text:c="6"/>1 <text:s text:c="4"/>0.99</text:p>
      <text:p text:style-name="P1">100pF 50V ceramic <text:s text:c="24"/>1F+1K <text:s text:c="6"/>CPD10050 <text:s text:c="4"/>2 <text:s text:c="4"/>0.05</text:p>
      <text:p text:style-name="P1">220pF 50V ceramic <text:s text:c="24"/>1T <text:s text:c="9"/>CPD22050 <text:s text:c="4"/>1 <text:s text:c="4"/>0.05</text:p>
      <text:p text:style-name="P1">.001µF 50V ceramic <text:s text:c="23"/>1F+1K+1S <text:s text:c="3"/>CPD.00150 <text:s text:c="3"/>3 <text:s text:c="4"/>0.05</text:p>
      <text:p text:style-name="P1">.022µF 50V ceramic <text:s text:c="23"/>1V <text:s text:c="9"/>CPD.02250 <text:s text:c="3"/>1 <text:s text:c="4"/>0.06</text:p>
      <text:p text:style-name="P1">.047µF 50V ceramic <text:s text:c="8"/>2V+4T+3D+5A+6P+5M+4I+2K+1S CPD.04750 <text:s text:c="2"/>32 <text:s text:c="4"/>0.05</text:p>
      <text:p text:style-name="P1">470µF 25V electrolytic <text:s text:c="19"/>1V <text:s text:c="9"/>CPE47025 <text:s text:c="4"/>1 <text:s text:c="4"/>0.19</text:p>
      <text:p text:style-name="P1">7400 quad 2-input gate IC <text:s text:c="7"/>4F+9T+8D+2A+4P+6M+3I 7400 <text:s text:c="7"/>36 <text:s text:c="4"/>0.21</text:p>
      <text:p text:style-name="P1">7401 quad 2-input gate (open collector) <text:s text:c="2"/>2A+1P+1M+2I 7401 <text:s text:c="8"/>6 <text:s text:c="4"/>0.24</text:p>
      <text:p text:style-name="P1">7402 quad 2-input positive NOR gate IC <text:s text:c="3"/>1K <text:s text:c="9"/>7402 <text:s text:c="8"/>1 <text:s text:c="4"/>0.24</text:p>
      <text:p text:style-name="P1">7404 hex inverter IC <text:s text:c="15"/>4T+2D+1A+2P+1M+3I 7404 <text:s text:c="7"/>13 <text:s text:c="4"/>0.24</text:p>
      <text:p text:style-name="P1">7405 hex inverter (open collector) <text:s text:c="7"/>5F+2A+2M <text:s text:c="3"/>7405 <text:s text:c="8"/>9 <text:s text:c="4"/>0.24</text:p>
      <text:p text:style-name="P1">7410 triple 3-input gate IC <text:s text:c="14"/>2T+2D+1A+2P 7410 <text:s text:c="8"/>7 <text:s text:c="4"/>0.24</text:p>
      <text:p text:style-name="P1">7413 dual Schmitt IC <text:s text:c="21"/>1T+1S <text:s text:c="6"/>7413 <text:s text:c="8"/>2 <text:s text:c="4"/>0.33</text:p>
      <text:p text:style-name="P1">7417 hex buffer (open collector) <text:s text:c="9"/>2F <text:s text:c="9"/>7417 <text:s text:c="8"/>2 <text:s text:c="4"/>0.27</text:p>
      <text:p text:style-name="P1">7420 dual 4-input gate IC <text:s text:c="16"/>1T+1D+1P <text:s text:c="3"/>7420 <text:s text:c="8"/>3 <text:s text:c="4"/>0.24</text:p>
      <text:p text:style-name="P1">7437 quad 2-input buffer IC <text:s text:c="14"/>3I+1K+1S <text:s text:c="3"/>7437 <text:s text:c="8"/>5 <text:s text:c="4"/>0.19</text:p>
      <text:p text:style-name="P1">7473 dual J-K flipflop IC <text:s text:c="16"/>2T <text:s text:c="9"/>7473 <text:s text:c="8"/>2 <text:s text:c="4"/>0.34</text:p>
      <text:p text:style-name="P1">7480 gated full adder IC <text:s text:c="17"/>1P <text:s text:c="9"/>7480 <text:s text:c="8"/>1 <text:s text:c="4"/>0.79</text:p>
      <text:p text:style-name="P1">7493 4-bit counter <text:s text:c="23"/>1M <text:s text:c="9"/>7493 <text:s text:c="8"/>1 <text:s text:c="4"/>0.34</text:p>
      <text:p text:style-name="P1">7495 four-bit shift register <text:s text:c="13"/>2A+2M <text:s text:c="6"/>7495 <text:s text:c="8"/>4 <text:s text:c="4"/>0.39</text:p>
      <text:p text:style-name="P1">7496 5-bit shift register <text:s text:c="16"/>2P+2M+1K <text:s text:c="3"/>7496 <text:s text:c="8"/>5 <text:s text:c="4"/>0.34</text:p>
      <text:p text:style-name="P1">74105 high speed J-K flip-flop <text:s text:c="11"/>1P <text:s text:c="9"/>74105 <text:s text:c="7"/>1 <text:s text:c="4"/>1.99</text:p>
      <text:p text:style-name="P1">74132 quad Schmitt trigger gate IC <text:s text:c="7"/>1K <text:s text:c="9"/>74132 <text:s text:c="7"/>1 <text:s text:c="4"/>0.39</text:p>
      <text:p text:style-name="P1">74154 16-way decoder IC <text:s text:c="18"/>1T <text:s text:c="9"/>74154 <text:s text:c="7"/>1 <text:s text:c="4"/>1.19</text:p>
      <text:p text:style-name="P1">74157 quad 2-input multiplexer <text:s text:c="11"/>1M <text:s text:c="9"/>74157 <text:s text:c="7"/>1 <text:s text:c="4"/>0.24</text:p>
      <text:p text:style-name="P1">74161 synchronous 4-bit counter IC <text:s text:c="7"/>1T <text:s text:c="9"/>74161 <text:s text:c="7"/>1 <text:s text:c="4"/>0.39</text:p>
      <text:p text:style-name="P1">74164 8-bit register IC <text:s text:c="18"/>1S <text:s text:c="9"/>74164 <text:s text:c="7"/>1 <text:s text:c="4"/>0.49</text:p>
      <text:p text:style-name="P1">74248 decoders ICs <text:s text:c="23"/>3S <text:s text:c="9"/>74248 <text:s text:c="7"/>3 <text:s text:c="4"/>2.49</text:p>
      <text:p text:style-name="P1">74259 eight bit addressable latch IC <text:s text:c="5"/>1D <text:s text:c="9"/>74259 <text:s text:c="7"/>1 <text:s text:c="4"/>0.69</text:p>
      <text:p text:style-name="P1">9602 dual one-shot <text:s text:c="23"/>1F+1K <text:s text:c="6"/>9602 <text:s text:c="8"/>2 <text:s text:c="4"/>0.59</text:p>
      <text:p text:style-name="P1">Intel 2115 1024-bit RAM <text:s text:c="18"/>2M <text:s text:c="9"/>2115-2 <text:s text:c="6"/>2 <text:s text:c="4"/>3.29</text:p>
      <text:p text:style-name="P1">5mm red LED <text:s text:c="30"/>44F <text:s text:c="8"/>LDRJ <text:s text:c="8"/>44 <text:s text:c="3"/>0.10</text:p>
      <text:p text:style-name="P2">16-pin DIL sockets <text:s text:c="23"/>2M <text:s text:c="9"/>MT16 <text:s text:c="8"/>2 <text:s text:c="4"/>0.39</text:p>
      <text:p text:style-name="Preformatted_20_Text"><text:line-break/>7493 4-bit counter <text:s text:c="23"/>1M <text:s text:c="9"/>7493 <text:s text:c="8"/>1 <text:s text:c="4"/>0.34<text:span text:style-name="T1">ral purpose silicon diode <text:s text:c="5"/>37K <text:s text:c="8"/>1N4148 <text:s text:c="5"/>37 <text:s text:c="4"/>0.03</text:span></text:p>
      <text:p text:style-name="P1">7495 four-bit shift register <text:s text:c="13"/>2A+2M <text:s text:c="6"/>7495 <text:s text:c="8"/>4 <text:s text:c="4"/>0.39</text:p>
      <text:p text:style-name="P1">7496 5-bit shift register <text:s text:c="16"/>2P+2M+1K <text:s text:c="3"/>7496 <text:s text:c="8"/>5 <text:s text:c="4"/>0.34</text:p>
      <text:p text:style-name="P1">74105 high speed J-K flip-flop <text:s text:c="11"/>1P <text:s text:c="9"/>74105 <text:s text:c="7"/>1 <text:s text:c="4"/>1.99</text:p>
      <text:p text:style-name="P1">74132 quad Schmitt trigger gate IC <text:s text:c="7"/>1K <text:s text:c="9"/>74132 <text:s text:c="7"/>1 <text:s text:c="4"/>0.39</text:p>
      <text:p text:style-name="P1">74154 16-way decoder IC <text:s text:c="18"/>1T <text:s text:c="9"/>74154 <text:s text:c="7"/>1 <text:s text:c="4"/>1.19</text:p>
      <text:p text:style-name="P1">74157 quad 2-input multiplexer <text:s text:c="11"/>1M <text:s text:c="9"/>74157 <text:s text:c="7"/>1 <text:s text:c="4"/>0.24</text:p>
      <text:p text:style-name="P1">74161 synchronous 4-bit counter IC <text:s text:c="7"/>1T <text:s text:c="9"/>74161 <text:s text:c="7"/>1 <text:s text:c="4"/>0.39</text:p>
      <text:p text:style-name="P1">74164 8-bit register IC <text:s text:c="18"/>1S <text:s text:c="9"/>74164 <text:s text:c="7"/>1 <text:s text:c="4"/>0.49</text:p>
      <text:p text:style-name="P1">74248 decoders ICs <text:s text:c="23"/>3S <text:s text:c="9"/>74248 <text:s text:c="7"/>3 <text:s text:c="4"/>2.49</text:p>
      <text:p text:style-name="P1">74259 eight bit addressable latch IC <text:s text:c="5"/>1D <text:s text:c="9"/>74259 <text:s text:c="7"/>1 <text:s text:c="4"/>0.69</text:p>
      <text:p text:style-name="P1">9602 dual one-shot <text:s text:c="23"/>1F+1K <text:s text:c="6"/>9602 <text:s text:c="8"/>2 <text:s text:c="4"/>0.59</text:p>
      <text:p text:style-name="P1">Intel 2115 1024-bit RAM <text:s text:c="18"/>2M <text:s text:c="9"/>2115-2 <text:s text:c="6"/>2 <text:s text:c="4"/>3.29</text:p>
      <text:p text:style-name="P1">5mm red LED <text:s text:c="30"/>44F <text:s text:c="8"/>LDRJ <text:s text:c="8"/>44 <text:s text:c="3"/>0.10</text:p>
      <text:p text:style-name="P2">16-pin DIL sockets <text:s text:c="23"/>2M <text:s text:c="9"/>MT16 <text:s text:c="8"/>2 <text:s text:c="4"/>0.39</text:p>
      <text:p text:style-name="Text_20_body"><text:soft-page-break/><text:lin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3T18:35:43.990736552</meta:creation-date>
    <dc:date>2022-02-14T00:36:22.224674355</dc:date>
    <meta:editing-duration>PT5H50M18S</meta:editing-duration>
    <meta:editing-cycles>1</meta:editing-cycles>
    <meta:document-statistic meta:table-count="0" meta:image-count="0" meta:object-count="0" meta:page-count="2" meta:paragraph-count="59" meta:word-count="476" meta:character-count="4464" meta:non-whitespace-character-count="2180"/>
    <meta:generator>LibreOffice/7.2.4.1$MacOSX_X86_64 LibreOffice_project/27d75539669ac387bb498e35313b970b7fe9c4f9</meta:generator>
  </office:meta>
</office:document-meta>
</file>